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БАЗОВЫЙ МОДУЛЬ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защиты переменны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чтения контрольной строк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тема загрузки модулей</text:p>
          </table:table-cell>
          <table:table-cell table:number-columns-repeated="2"/>
          <table:table-cell table:style-name="ce1" office:value-type="string" calcext:value-type="string">
            <text:p>TODO → выбросить нафиг систему OPERATOR/WORD и добавить возможность ользователю самому выбирать какие таблицы и как использовать (вывести Operator/Word → в отдельную систему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истема поддержки конфигов</text:p>
          </table:table-cell>
          <table:table-cell table:number-columns-repeated="2"/>
          <table:table-cell table:style-name="ce1" office:value-type="string" calcext:value-type="string">
            <text:p>TODO → добавить возможность дополнения конфиг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истема инициализации модулей</text:p>
          </table:table-cell>
          <table:table-cell table:number-columns-repeated="2"/>
          <table:table-cell table:style-name="ce2" office:value-type="string" calcext:value-type="string">
            <text:p>TODO → добавить систему разрешения конфликтов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истема post-load (доп действия после инициализации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базовый цикл обработки данных (ранее обрабатывал только текст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ефолтный двух-очередной итератор по текст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поддержки правил — анализатор структур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обработки очередей оператор/слово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post-run (дополнительные действия после обратки данны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вывода результата (горячая замена результирующих данных в соответствии с полученными аргументами)</text:p>
          </table:table-cell>
          <table:table-cell table:number-columns-repeated="8"/>
          <table:table-cell table:style-name="ce1" office:value-type="string" calcext:value-type="string">
            <text:p>TODO → завенуть систему в отдельную функцию make_result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ПОДСИСТЕМ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заготовок (отдельные подключаемые функции)</text:p>
          </table:table-cell>
          <table:table-cell table:number-columns-repeated="4"/>
          <table:table-cell table:style-name="ce2" office:value-type="string" calcext:value-type="string">
            <text:p>TODO →переделать систему подключени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истема make_react (заготовка с текущей реакцией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event (система регистрации/запуска событий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code lev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prior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ы запуска анализа языка l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обработки ошибок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вывода db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истема подзагрузки preload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система C SuS SuS (API расширения функционала языка)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побитовых оперторов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дополненного присвоения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IS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стандартных аргументов функций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@@preprocess → аналог #define из C++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подмены/сокращения синтаксиса ! || &amp;&amp; @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nil_forgiving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platform_condition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lambda_functions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дуль структур восьмиричного и двоичного форматов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Документация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ПОЛНИТЕЛЬНО (подсистемы и этапы не расписаны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xml/html/csv readers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de to Byte compressor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 SuS SuS Highlight cor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.00.0000</text:date>, <text:time style:data-style-name="N2" text:time-value="13:55:03.66934096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7:10:39.239403996</meta:creation-date>
    <dc:date>2024-08-15T18:40:38.112932844</dc:date>
    <meta:editing-duration>PT4H39M8S</meta:editing-duration>
    <meta:editing-cycles>3</meta:editing-cycles>
    <meta:generator>LibreOffice/7.6.6.3$Linux_X86_64 LibreOffice_project/60$Build-3</meta:generator>
    <meta:document-statistic meta:table-count="1" meta:cell-count="44" meta:object-count="0"/>
  </office:meta>
</office:document-meta>
</file>